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91in"/>
    </style:style>
    <style:style style:name="co2" style:family="table-column">
      <style:table-column-properties fo:break-before="auto" style:column-width="2.5547in"/>
    </style:style>
    <style:style style:name="co4" style:family="table-column">
      <style:table-column-properties fo:break-before="auto" style:column-width="3.6374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3516in"/>
    </style:style>
    <style:style style:name="co6" style:family="table-column">
      <style:table-column-properties fo:break-before="auto" style:column-width="3.2161in"/>
    </style:style>
    <style:style style:name="co7" style:family="table-column">
      <style:table-column-properties fo:break-before="auto" style:column-width="8.2161in"/>
    </style:style>
    <style:style style:name="co8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énář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Vzhled FE</text:p>
          </table:table-cell>
          <table:table-cell table:style-name="ce3" office:value-type="string" calcext:value-type="string">
            <text:p>Validace a registrace</text:p>
          </table:table-cell>
        </table:table-row>
        <table:table-row table:style-name="ro1">
          <table:table-cell office:value-type="string" calcext:value-type="string">
            <text:p>Vyzkoušet vzhled v různých prohlížečích</text:p>
          </table:table-cell>
          <table:table-cell office:value-type="string" calcext:value-type="string">
            <text:p>Otestovat validace pro username</text:p>
          </table:table-cell>
        </table:table-row>
        <table:table-row table:style-name="ro1">
          <table:table-cell office:value-type="string" calcext:value-type="string">
            <text:p>Vyzkoušet rozložení pro různá zařízení</text:p>
          </table:table-cell>
          <table:table-cell office:value-type="string" calcext:value-type="string">
            <text:p>Otestovat validace pro email</text:p>
          </table:table-cell>
        </table:table-row>
        <table:table-row table:style-name="ro1">
          <table:table-cell office:value-type="string" calcext:value-type="string">
            <text:p>Zkontrolovat zobrazování koleček v oknech heslo</text:p>
          </table:table-cell>
          <table:table-cell office:value-type="string" calcext:value-type="string">
            <text:p>Otestovat validace pro password</text:p>
          </table:table-cell>
        </table:table-row>
        <table:table-row table:style-name="ro1">
          <table:table-cell/>
          <table:table-cell office:value-type="string" calcext:value-type="string">
            <text:p>Otestovat validace pro Password again</text:p>
          </table:table-cell>
        </table:table-row>
        <table:table-row table:style-name="ro1">
          <table:table-cell/>
          <table:table-cell office:value-type="string" calcext:value-type="string">
            <text:p>Otestovat registraci pro validní údaje</text:p>
          </table:table-cell>
        </table:table-row>
        <table:table-row table:style-name="ro1">
          <table:table-cell/>
          <table:table-cell office:value-type="string" calcext:value-type="string">
            <text:p>Otestovat registraci pro nevalidní údaje</text:p>
          </table:table-cell>
        </table:table-row>
        <table:table-row table:style-name="ro1">
          <table:table-cell/>
          <table:table-cell office:value-type="string" calcext:value-type="string">
            <text:p>Zkontrolovat odeslání údajů na DB</text:p>
          </table:table-cell>
        </table:table-row>
      </table:table>
      <table:table table:name="Vzhled FE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kc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čekávaný stav</text:p>
          </table:table-cell>
        </table:table-row>
        <table:table-row table:style-name="ro1">
          <table:table-cell office:value-type="string" calcext:value-type="string">
            <text:p>Otevři RegistrationForm.html v prohlížeči IDE </text:p>
          </table:table-cell>
          <table:table-cell office:value-type="string" calcext:value-type="string">
            <text:p><text:a xlink:href="http://localhost:63342/RegistrationForm/RegistrationForm.html?_ijt=45fo5cvqut4gh5qsatv1cglcoo&amp;_ij_reload=RELOAD_ON_SAVE" xlink:type="simple">http://localhost:63342/RegistrationForm/RegistrationForm.html?_ijt=45fo5cvqut4gh5qsatv1cglcoo&amp;_ij_reload=RELOAD_ON_SAVE</text:a></text:p>
          </table:table-cell>
          <table:table-cell office:value-type="string" calcext:value-type="string">
            <text:p>Vzhled FE orpovídá příloze screen1</text:p>
          </table:table-cell>
        </table:table-row>
        <table:table-row table:style-name="ro1">
          <table:table-cell office:value-type="string" calcext:value-type="string">
            <text:p>Otevři znovu RegistrationForm.html v prohlížeči chrome </text:p>
          </table:table-cell>
          <table:table-cell/>
          <table:table-cell office:value-type="string" calcext:value-type="string">
            <text:p>Vzhled FE orpovídá příloze screen1</text:p>
          </table:table-cell>
        </table:table-row>
        <table:table-row table:style-name="ro1">
          <table:table-cell office:value-type="string" calcext:value-type="string">
            <text:p>Otevři znovu RegistrationForm.html v prohlížeči firefox </text:p>
          </table:table-cell>
          <table:table-cell/>
          <table:table-cell office:value-type="string" calcext:value-type="string">
            <text:p>Vzhled FE orpovídá příloze screen1</text:p>
          </table:table-cell>
        </table:table-row>
        <table:table-row table:style-name="ro1">
          <table:table-cell office:value-type="string" calcext:value-type="string">
            <text:p>Otevří Network a vyzkoušej zobrazení pro mobil</text:p>
          </table:table-cell>
          <table:table-cell/>
          <table:table-cell office:value-type="string" calcext:value-type="string">
            <text:p>Vzhled FE orpovídá příloze screen2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</table:table-row>
      </table:table>
      <table:table table:name="Registrace a validac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Akc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Očekávaný stav</text:p>
          </table:table-cell>
        </table:table-row>
        <table:table-row table:style-name="ro1">
          <table:table-cell table:style-name="ce3" office:value-type="string" calcext:value-type="string">
            <text:p>Validní registr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vři odkaz</text:p>
          </table:table-cell>
          <table:table-cell office:value-type="string" calcext:value-type="string">
            <text:p><text:a xlink:href="http://localhost:63342/RegistrationForm/RegistrationForm.html?_ijt=45fo5cvqut4gh5qsatv1cglcoo&amp;_ij_reload=RELOAD_ON_SAVE" xlink:type="simple">http://localhost:63342/RegistrationForm/RegistrationForm.html?_ijt=45fo5cvqut4gh5qsatv1cglcoo&amp;_ij_reload=RELOAD_ON_SAVE</text:a></text:p>
          </table:table-cell>
          <table:table-cell office:value-type="string" calcext:value-type="string">
            <text:p>Uživatel se nacházi v Registračním formuláři</text:p>
          </table:table-cell>
        </table:table-row>
        <table:table-row table:style-name="ro2">
          <table:table-cell office:value-type="string" calcext:value-type="string">
            <text:p>Doplň validní data pro registraci. Pozn: je možné, že uživatel už existuje. V datech je pouze ukázkový příklad.</text:p>
          </table:table-cell>
          <table:table-cell office:value-type="string" calcext:value-type="string">
            <text:p>username<text:tab/>"testUser"</text:p>
            <text:p>email<text:tab/>"test@test.com"</text:p>
            <text:p>password<text:tab/>"Heslo1234"</text:p>
            <text:p>confirm-password<text:tab/>"Heslo1234"</text:p>
            <text:p/>
          </table:table-cell>
          <table:table-cell office:value-type="string" calcext:value-type="string">
            <text:p>Odeslání dat a zobrazení okna: “Uživatel vytvořen.”</text:p>
          </table:table-cell>
        </table:table-row>
        <table:table-row table:style-name="ro1">
          <table:table-cell office:value-type="string" calcext:value-type="string">
            <text:p>Zkontroluj v DB vytvoření nového klienta.</text:p>
          </table:table-cell>
          <table:table-cell office:value-type="string" calcext:value-type="string">
            <text:p>Databaze: DatabaseUser.db, SELECT * FROM Users WHERE username = ‘testUser’ –-Doplň vytvořeného uživatele</text:p>
          </table:table-cell>
          <table:table-cell office:value-type="string" calcext:value-type="string">
            <text:p>-Klient se nachází v databázi a data odpovídají datum na vstupu. - Password a Password again jsou zapsané jako hash – Password a Password again jsou totožné</text:p>
          </table:table-cell>
        </table:table-row>
        <table:table-row table:style-name="ro1">
          <table:table-cell table:style-name="ce3" office:value-type="string" calcext:value-type="string">
            <text:p>Nevalidní sta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kus se vytovřit uživatele se stejným username </text:p>
          </table:table-cell>
          <table:table-cell/>
          <table:table-cell office:value-type="string" calcext:value-type="string">
            <text:p>Zobrazí se validace: “Uživatel s tímto jménem již existuje”</text:p>
          </table:table-cell>
        </table:table-row>
        <table:table-row table:style-name="ro1">
          <table:table-cell office:value-type="string" calcext:value-type="string">
            <text:p>Pokus se vytovřit uživatele se stejným emailem </text:p>
          </table:table-cell>
          <table:table-cell/>
          <table:table-cell office:value-type="string" calcext:value-type="string">
            <text:p>Zobrazí se validace: “Uživatel s tímto emailem již existuje”</text:p>
          </table:table-cell>
        </table:table-row>
        <table:table-row table:style-name="ro1">
          <table:table-cell office:value-type="string" calcext:value-type="string">
            <text:p>Pokus se vytvořit uživetele se jménem o 2 znacích</text:p>
          </table:table-cell>
          <table:table-cell/>
          <table:table-cell office:value-type="string" calcext:value-type="string">
            <text:p>Zobrazí se validace: “Jméno uživatel nesplňuje správný počet znaků, který je 3 - 20” </text:p>
          </table:table-cell>
        </table:table-row>
        <table:table-row table:style-name="ro1">
          <table:table-cell office:value-type="string" calcext:value-type="string">
            <text:p>Pokus se vytvořit uživetele se jménem o 21 znacích</text:p>
          </table:table-cell>
          <table:table-cell/>
          <table:table-cell office:value-type="string" calcext:value-type="string">
            <text:p>Zobrazí se validace: “Jméno uživatel nesplňuje správný počet znaků, který je 3 - 20” </text:p>
          </table:table-cell>
        </table:table-row>
        <table:table-row table:style-name="ro1">
          <table:table-cell office:value-type="string" calcext:value-type="string">
            <text:p>Pokus se vytvořit uživetele s heslem o 7 znacích</text:p>
          </table:table-cell>
          <table:table-cell/>
          <table:table-cell office:value-type="string" calcext:value-type="string">
            <text:p>Zobrazí se validace: “Heslo nesplňuje správný počet znaků, který je 8 – 32”</text:p>
          </table:table-cell>
        </table:table-row>
        <table:table-row table:style-name="ro1">
          <table:table-cell office:value-type="string" calcext:value-type="string">
            <text:p>Pokus se vytvořit uživetele se jménem o 33 znacích</text:p>
          </table:table-cell>
          <table:table-cell/>
          <table:table-cell office:value-type="string" calcext:value-type="string">
            <text:p>Zobrazí se validace: “Heslo nesplňuje správný počet znaků, který je 8 – 32”</text:p>
          </table:table-cell>
        </table:table-row>
        <table:table-row table:style-name="ro1">
          <table:table-cell office:value-type="string" calcext:value-type="string">
            <text:p>Pokus se vytvořit uživatele s odlišným “kontrolním heslem”</text:p>
          </table:table-cell>
          <table:table-cell/>
          <table:table-cell office:value-type="string" calcext:value-type="string">
            <text:p>Zobrazí se validace: “Hesla se neshodují”</text:p>
          </table:table-cell>
        </table:table-row>
      </table:table>
      <table:table table:name="Sheet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/00/0000</text:date>, <text:time style:data-style-name="N2" text:time-value="21:04:04.7452446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09:45:43.102234022</meta:creation-date>
    <dc:date>2024-03-02T21:05:51.393545496</dc:date>
    <meta:editing-duration>PT14H17M46S</meta:editing-duration>
    <meta:editing-cycles>6</meta:editing-cycles>
    <meta:generator>LibreOffice/7.6.4.1$Linux_X86_64 LibreOffice_project/60$Build-1</meta:generator>
    <meta:document-statistic meta:table-count="4" meta:cell-count="53" meta:object-count="0"/>
  </office:meta>
</office:document-meta>
</file>